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ack" svg:font-family="Hac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00%" fo:text-align="justify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rsid="0011f6a0" officeooo:paragraph-rsid="0011f6a0"/>
    </style:style>
    <style:style style:name="P13" style:family="paragraph" style:parent-style-name="Standard">
      <style:paragraph-properties fo:text-align="justify" style:justify-single-word="false"/>
      <style:text-properties fo:language="uk" fo:country="UA" officeooo:rsid="0011f6a0" officeooo:paragraph-rsid="0011f6a0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11f6a0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3094c" officeooo:paragraph-rsid="0013094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language="ru" fo:country="RU" fo:font-weight="normal" officeooo:rsid="00131e52" officeooo:paragraph-rsid="00131e5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1f6a0" officeooo:paragraph-rsid="0011f6a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3890f" officeooo:paragraph-rsid="0013890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3094c" officeooo:paragraph-rsid="0013094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3094c" officeooo:paragraph-rsid="0013094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31e52" officeooo:paragraph-rsid="00131e5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31e52" officeooo:paragraph-rsid="0013890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13094c" officeooo:paragraph-rsid="0013094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officeooo:rsid="00131e52" officeooo:paragraph-rsid="00131e5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officeooo:rsid="00131e52" officeooo:paragraph-rsid="0013890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1pt" fo:language="ru" fo:country="RU" fo:font-weight="normal" officeooo:rsid="00131e52" officeooo:paragraph-rsid="00131e5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officeooo:rsid="0013890f" officeooo:paragraph-rsid="0013890f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/>
    </style:style>
    <style:style style:name="P30" style:family="paragraph" style:parent-style-name="Heading_20_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1f6a0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1f6a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13890f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10" style:family="text">
      <style:text-properties style:font-name="Times New Roman" fo:language="ru" fo:country="RU" style:font-name-complex="Times New Roman1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fo:language="en" fo:country="US" fo:font-style="italic" fo:font-weight="bold" style:font-style-asian="italic" style:font-weight-asian="bold" style:font-name-complex="Times New Roman1" style:font-style-complex="italic" style:font-weight-complex="bold"/>
    </style:style>
    <style:style style:name="T13" style:family="text">
      <style:text-properties fo:language="en" fo:country="US" fo:font-style="normal" style:font-style-asian="normal"/>
    </style:style>
    <style:style style:name="T14" style:family="text">
      <style:text-properties fo:language="en" fo:country="US" fo:font-style="normal" fo:font-weight="bold" style:font-style-asian="normal" style:font-weight-asian="bold" style:font-style-complex="italic" style:font-weight-complex="bold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ru" fo:country="RU" fo:font-weight="bold" style:font-weight-asian="bold" style:font-name-complex="Times New Roman1" style:font-weight-complex="bold"/>
    </style:style>
    <style:style style:name="T17" style:family="text">
      <style:text-properties fo:color="#569cd6" style:font-name="Consolas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9cd6" style:font-name="Consolas" fo:font-style="normal" fo:font-weight="normal" style:font-style-asian="normal" style:font-weight-asian="normal"/>
    </style:style>
    <style:style style:name="T19" style:family="text">
      <style:text-properties fo:color="#569cd6" style:font-name="Consolas" fo:font-style="normal" style:font-style-asian="normal"/>
    </style:style>
    <style:style style:name="T20" style:family="text">
      <style:text-properties fo:color="#569cd6" style:font-name="Consolas" fo:language="en" fo:country="US" fo:font-style="normal" style:font-style-asian="normal" style:font-style-complex="italic" style:font-weight-complex="bold"/>
    </style:style>
    <style:style style:name="T21" style:family="text">
      <style:text-properties fo:color="#dcdcaa" style:font-name="Consolas" fo:font-size="10pt" fo:font-style="normal" fo:font-weight="normal" style:font-size-asian="10pt" style:font-style-asian="normal" style:font-weight-asian="normal"/>
    </style:style>
    <style:style style:name="T22" style:family="text">
      <style:text-properties fo:color="#dcdcaa" style:font-name="Consolas" fo:font-style="normal" fo:font-weight="normal" style:font-style-asian="normal" style:font-weight-asian="normal"/>
    </style:style>
    <style:style style:name="T23" style:family="text">
      <style:text-properties fo:color="#dcdcaa" style:font-name="Consolas" fo:font-style="normal" style:font-style-asian="normal"/>
    </style:style>
    <style:style style:name="T24" style:family="text">
      <style:text-properties fo:color="#faf8f7" style:font-name="Consolas" fo:font-size="10pt" fo:font-style="normal" fo:font-weight="normal" style:font-size-asian="10pt" style:font-style-asian="normal" style:font-weight-asian="normal"/>
    </style:style>
    <style:style style:name="T25" style:family="text">
      <style:text-properties fo:color="#faf8f7" style:font-name="Consolas" fo:font-style="normal" fo:font-weight="normal" style:font-style-asian="normal" style:font-weight-asian="normal"/>
    </style:style>
    <style:style style:name="T26" style:family="text">
      <style:text-properties fo:color="#faf8f7" style:font-name="Consolas" fo:font-style="normal" style:font-style-asian="normal"/>
    </style:style>
    <style:style style:name="T27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28" style:family="text">
      <style:text-properties fo:color="#a9b7c6" style:font-name="Consolas" fo:font-style="normal" fo:font-weight="normal" style:font-style-asian="normal" style:font-weight-asian="normal"/>
    </style:style>
    <style:style style:name="T29" style:family="text">
      <style:text-properties fo:color="#a9b7c6" style:font-name="Consolas" fo:font-style="normal" style:font-style-asian="normal"/>
    </style:style>
    <style:style style:name="T30" style:family="text">
      <style:text-properties fo:color="#a9b7c6" style:font-name="Consolas" fo:font-style="italic" fo:font-weight="normal" style:font-style-asian="italic" style:font-weight-asian="normal"/>
    </style:style>
    <style:style style:name="T31" style:family="text">
      <style:text-properties fo:color="#629755" style:font-name="Consolas" fo:font-style="normal" fo:font-weight="normal" style:font-style-asian="normal" style:font-weight-asian="normal"/>
    </style:style>
    <style:style style:name="T32" style:family="text">
      <style:text-properties fo:color="#629755" style:font-name="Consolas" fo:font-style="normal" style:font-style-asian="normal"/>
    </style:style>
    <style:style style:name="T33" style:family="text">
      <style:text-properties fo:color="#629755" style:font-name="Consolas1" fo:font-style="normal" fo:font-weight="normal" style:font-style-asian="normal" style:font-weight-asian="normal"/>
    </style:style>
    <style:style style:name="T34" style:family="text">
      <style:text-properties fo:color="#fffcfc" style:font-name="Consolas" fo:font-style="normal" fo:font-weight="normal" style:font-style-asian="normal" style:font-weight-asian="normal"/>
    </style:style>
    <style:style style:name="T35" style:family="text">
      <style:text-properties fo:color="#fffcfc" style:font-name="Consolas" fo:font-style="normal" style:font-style-asian="normal"/>
    </style:style>
    <style:style style:name="T36" style:family="text">
      <style:text-properties fo:color="#8a928d" style:font-name="Consolas" fo:font-style="normal" fo:font-weight="normal" style:font-style-asian="normal" style:font-weight-asian="normal"/>
    </style:style>
    <style:style style:name="T37" style:family="text">
      <style:text-properties fo:color="#8a928d" style:font-name="Consolas" fo:font-style="normal" style:font-style-asian="normal"/>
    </style:style>
    <style:style style:name="T38" style:family="text">
      <style:text-properties fo:color="#af5bea" style:font-name="Consolas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f5bea" style:font-name="Consolas" fo:font-style="italic" fo:font-weight="normal" style:font-style-asian="italic" style:font-weight-asian="normal"/>
    </style:style>
    <style:style style:name="T40" style:family="text">
      <style:text-properties fo:color="#af5bea" style:font-name="Consolas" fo:font-style="italic" style:font-style-asian="italic"/>
    </style:style>
    <style:style style:name="T41" style:family="text">
      <style:text-properties fo:color="#af5bea" style:font-name="Consolas" fo:font-style="normal" fo:font-weight="normal" style:font-style-asian="normal" style:font-weight-asian="normal"/>
    </style:style>
    <style:style style:name="T42" style:family="text">
      <style:text-properties fo:color="#af5bea" style:font-name="Consolas" fo:font-style="normal" style:font-style-asian="normal"/>
    </style:style>
    <style:style style:name="T43" style:family="text">
      <style:text-properties fo:color="#6a8759" style:font-name="Consolas" fo:font-style="normal" fo:font-weight="normal" style:font-style-asian="normal" style:font-weight-asian="normal"/>
    </style:style>
    <style:style style:name="T44" style:family="text">
      <style:text-properties fo:color="#6a8759" style:font-name="Consolas" fo:font-style="normal" style:font-style-asian="normal"/>
    </style:style>
    <style:style style:name="T45" style:family="text">
      <style:text-properties fo:color="#cc7832" style:font-name="Consolas" fo:font-style="normal" fo:font-weight="normal" style:font-style-asian="normal" style:font-weight-asian="normal"/>
    </style:style>
    <style:style style:name="T46" style:family="text">
      <style:text-properties fo:font-style="normal" style:font-style-asian="normal" style:font-style-complex="italic"/>
    </style:style>
    <style:style style:name="T47" style:family="text">
      <style:text-properties fo:font-style="normal" fo:font-weight="bold" style:font-style-asian="normal" style:font-weight-asian="bold" style:font-weight-complex="bold"/>
    </style:style>
    <style:style style:name="T48" style:family="text">
      <style:text-properties fo:font-style="normal" fo:font-weight="bold" style:font-style-asian="normal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Державний університет «Одеська Політехніка»</text:span></text:p>
      <text:p text:style-name="P3"><text:span text:style-name="T1">Інститут комп’ютерних систем</text:span></text:p>
      <text:p text:style-name="P3"><text:span text:style-name="T1">Кафедра інформаційних систем</text:span></text:p>
      <text:p text:style-name="P5"/>
      <text:p text:style-name="P5"/>
      <text:p text:style-name="P5"/>
      <text:p text:style-name="P5"/>
      <text:p text:style-name="P5"/>
      <text:p text:style-name="P3"><text:span text:style-name="T1">Лабораторна робота №</text:span><text:span text:style-name="T7">2</text:span></text:p>
      <text:p text:style-name="P3"><text:span text:style-name="T1">з дисципліни «Об’єктно-орієнтоване програмування»</text:span></text:p>
      <text:p text:style-name="P3"><text:span text:style-name="T1">Тема: «</text:span><text:span text:style-name="T2">Створення класів та об’єктів</text:span><text:span text:style-name="T1">»</text:span></text:p>
      <text:p text:style-name="P5"/>
      <text:p text:style-name="P4"/>
      <text:p text:style-name="P4"/>
      <text:p text:style-name="P7"/>
      <text:p text:style-name="P9"><text:span text:style-name="T1">Виконав:</text:span></text:p>
      <text:p text:style-name="P9"><text:span text:style-name="T1">студент групи А</text:span><text:span text:style-name="T2">І</text:span><text:span text:style-name="T1">-20</text:span><text:span text:style-name="T2">1</text:span></text:p>
      <text:p text:style-name="P12"><text:span text:style-name="T1">Мартинюк Д.В.</text:span></text:p>
      <text:p text:style-name="P6"/>
      <text:p text:style-name="P9"><text:span text:style-name="T1">Прийняв:</text:span></text:p>
      <text:p text:style-name="P9"><text:span text:style-name="T1">доц. Годовиченко М.А.</text:span></text:p>
      <text:p text:style-name="P4"/>
      <text:p text:style-name="P6"/>
      <text:p text:style-name="P6"/>
      <text:p text:style-name="P6"/>
      <text:p text:style-name="P6"/>
      <text:p text:style-name="P3"><text:span text:style-name="T1">Одеса 2021</text:span></text:p>
      <text:h text:style-name="P30" text:outline-level="1"><text:bookmark text:name="cel-laboratornoi-raboty"/><text:soft-page-break/><text:span text:style-name="T16">Цель лабораторной работы:</text:span></text:h>
      <text:list xml:id="list1475451254" text:style-name="L1">
        <text:list-item>
          <text:p text:style-name="P1"><text:bookmark text:name="cel-laboratornoi-raboty1"/>изучить синтаксис и процесс создания классов;</text:p>
        </text:list-item>
        <text:list-item>
          <text:p text:style-name="P1">научиться создавать объекты созданных классов.</text:p>
        </text:list-item>
      </text:list>
      <text:p text:style-name="P8"/>
      <text:p text:style-name="P3"><text:span text:style-name="T4">Ход работы:</text:span></text:p>
      <text:p text:style-name="P13"><text:span text:style-name="T5">1) Теоретическое введение в ООП</text:span></text:p>
      <text:p text:style-name="P13"><text:span text:style-name="T5">2) Реализация классов исходя из методических указаний</text:span></text:p>
      <text:p text:style-name="P13"><text:span text:style-name="T5">3) В</text:span><text:span text:style-name="T4">ыводы</text:span></text:p>
      <text:p text:style-name="P10"><text:span text:style-name="T4"/></text:p>
      <text:p text:style-name="P10"><text:span text:style-name="T4">1. Класс TimeSpan</text:span></text:p>
      <text:p text:style-name="P17"><text:span text:style-name="T3">В данном классе вместо стандартных громоздких рассчетов с </text:span><text:span text:style-name="T6">int</text:span><text:span text:style-name="T1">’</text:span><text:span text:style-name="T3">ами было использовано библиотеки для работы с датами и временем.</text:span></text:p>
      <text:p text:style-name="P14"><text:span text:style-name="T33">// Constructors</text:span><text:line-break/><text:span text:style-name="T22">TimeSpan</text:span><text:span text:style-name="T28">(</text:span><text:span text:style-name="T18">int </text:span><text:span text:style-name="T28">hours</text:span><text:span text:style-name="T34">, </text:span><text:span text:style-name="T18">int </text:span><text:span text:style-name="T28">minutes)</text:span><text:line-break/><text:span text:style-name="T28">{</text:span><text:line-break/><text:line-break/><text:span text:style-name="T28"> <text:s text:c="3"/></text:span><text:span text:style-name="T31">// If any wrong input, just zero it out as default value</text:span><text:line-break/><text:span text:style-name="T31"> <text:s text:c="3"/></text:span><text:span text:style-name="T18">if</text:span><text:span text:style-name="T28">(hours &lt; </text:span><text:span text:style-name="T36">0 </text:span><text:span text:style-name="T28">|| minutes &lt; </text:span><text:span text:style-name="T36">0</text:span><text:span text:style-name="T28">)</text:span><text:line-break/><text:span text:style-name="T28"> <text:s text:c="3"/>{</text:span><text:line-break/><text:span text:style-name="T28"> <text:s text:c="7"/></text:span><text:span text:style-name="T22">System</text:span><text:span text:style-name="T28">.</text:span><text:span text:style-name="T39">out</text:span><text:span text:style-name="T28">.println(</text:span><text:span text:style-name="T43">"Time has been zeroed out cause of invalid input!</text:span><text:span text:style-name="T45">\n</text:span><text:span text:style-name="T43">Keep <text:tab/><text:tab/>mind <text:tab/>next time!"</text:span><text:span text:style-name="T28">)</text:span><text:span text:style-name="T25">;</text:span></text:p>
      <text:p text:style-name="P14"><text:line-break/><text:span text:style-name="T25"> <text:s text:c="7"/></text:span><text:span text:style-name="T28">hours = minutes = </text:span><text:span text:style-name="T36">0</text:span><text:span text:style-name="T25">;</text:span><text:line-break/><text:span text:style-name="T25"> <text:s text:c="3"/></text:span><text:span text:style-name="T28">}</text:span><text:line-break/><text:line-break/><text:line-break/><text:span text:style-name="T28"> <text:s text:c="3"/></text:span><text:span text:style-name="T31">// Set current day values as date and given hours/minutes</text:span><text:line-break/><text:span text:style-name="T31"> <text:s text:c="3"/></text:span><text:span text:style-name="T41">currentTime </text:span><text:span text:style-name="T28">= </text:span><text:span text:style-name="T18">new </text:span><text:span text:style-name="T28">Date</text:span><text:line-break/><text:span text:style-name="T28"> <text:s text:c="11"/>(</text:span><text:line-break/><text:span text:style-name="T28"> <text:s text:c="19"/></text:span><text:span text:style-name="T22">Year</text:span><text:span text:style-name="T28">.</text:span><text:span text:style-name="T30">now</text:span><text:span text:style-name="T28">().getValue()</text:span><text:span text:style-name="T34">,</text:span><text:line-break/><text:span text:style-name="T34"> <text:s text:c="19"/></text:span><text:span text:style-name="T22">Calendar</text:span><text:span text:style-name="T28">.</text:span><text:span text:style-name="T30">getInstance</text:span><text:span text:style-name="T28">().get(</text:span><text:span text:style-name="T22">Calendar</text:span><text:span text:style-name="T28">.</text:span><text:span text:style-name="T39">MONTH</text:span><text:span text:style-name="T28">)</text:span><text:span text:style-name="T34">,</text:span><text:line-break/><text:span text:style-name="T34"> <text:s text:c="19"/></text:span><text:span text:style-name="T22">Calendar</text:span><text:span text:style-name="T28">.</text:span><text:span text:style-name="T30">getInstance</text:span><text:span text:style-name="T28">().get(</text:span><text:span text:style-name="T22">Calendar</text:span><text:span text:style-name="T28">.</text:span><text:span text:style-name="T39">DATE</text:span><text:span text:style-name="T28">)</text:span><text:span text:style-name="T34">,</text:span><text:line-break/><text:span text:style-name="T34"> <text:s text:c="19"/></text:span><text:span text:style-name="T28">hours</text:span><text:span text:style-name="T34">,</text:span><text:line-break/><text:span text:style-name="T34"> <text:s text:c="19"/></text:span><text:span text:style-name="T28">minutes</text:span><text:line-break/><text:span text:style-name="T28"> <text:s text:c="11"/>)</text:span><text:span text:style-name="T25">;</text:span><text:line-break/><text:line-break/><text:span text:style-name="T28">}</text:span></text:p>
      <text:p text:style-name="P19"><text:span text:style-name="T10">Все дальнейшие функции имеют довольно короткую реализацию благодаря этому.</text:span></text:p>
      <text:p text:style-name="P23"><text:soft-page-break/><text:span text:style-name="T10">2. Класс BankAccount</text:span></text:p>
      <text:p text:style-name="P22"><text:span text:style-name="T9">Метод </text:span><text:span text:style-name="T12">withdraw</text:span><text:span text:style-name="T11">:</text:span></text:p>
      <text:p text:style-name="P19"><text:span text:style-name="T10">В данном методе в мервую очередь идет проверка на то , не пытаемся ли мы списать отрицательное значение либо же 0 - <text:s/>если пытаемся, пользователь узнает об этом и метод завершит свою работу.</text:span></text:p>
      <text:p text:style-name="P19"><text:span text:style-name="T10">Далее мы проверяем можем ли мы вообше списать такую сумму (с учетом комиссии), если можем, то списываем, если нет, то метод завершает свою работу и сообщает об этом пользователю.</text:span></text:p>
      <text:p text:style-name="P21"><text:span text:style-name="T11"/></text:p>
      <text:p text:style-name="P15"><text:span text:style-name="T19">public void </text:span><text:span text:style-name="T23">withdraw</text:span><text:span text:style-name="T29">(</text:span><text:span text:style-name="T19">double </text:span><text:span text:style-name="T29">amount)</text:span><text:line-break/><text:span text:style-name="T29">{</text:span><text:line-break/><text:line-break/><text:span text:style-name="T29"> <text:s text:c="3"/></text:span><text:span text:style-name="T32">// Amount to withdraw can't be negative or 0</text:span><text:line-break/><text:span text:style-name="T32"> <text:s text:c="3"/></text:span><text:span text:style-name="T19">if</text:span><text:span text:style-name="T29">(amount &lt;= </text:span><text:span text:style-name="T37">0</text:span><text:span text:style-name="T29">)</text:span><text:line-break/><text:span text:style-name="T29"> <text:s text:c="3"/>{</text:span><text:line-break/><text:span text:style-name="T29"> <text:s text:c="7"/></text:span><text:span text:style-name="T23">System</text:span><text:span text:style-name="T29">.</text:span><text:span text:style-name="T40">out</text:span><text:span text:style-name="T29">.println(</text:span><text:span text:style-name="T44">"Impossible to finish withdraw, invalid amount!"</text:span><text:span text:style-name="T29">)</text:span><text:span text:style-name="T26">;</text:span><text:line-break/><text:span text:style-name="T26"> <text:s text:c="7"/></text:span><text:span text:style-name="T19">return </text:span><text:span text:style-name="T26">;</text:span><text:line-break/><text:span text:style-name="T26"> <text:s text:c="3"/></text:span><text:span text:style-name="T29">}</text:span><text:line-break/><text:span text:style-name="T29"> <text:s text:c="3"/></text:span><text:span text:style-name="T19">else</text:span><text:line-break/><text:span text:style-name="T19"> <text:s text:c="3"/></text:span><text:span text:style-name="T29">{</text:span><text:line-break/><text:line-break/><text:span text:style-name="T29"> <text:s text:c="7"/></text:span><text:span text:style-name="T32">// Check if it is possible to withdraw and stay balance positive or 0</text:span><text:line-break/><text:span text:style-name="T32"> <text:s text:c="7"/></text:span><text:span text:style-name="T19">if</text:span><text:span text:style-name="T29">(</text:span><text:span text:style-name="T42">balance </text:span><text:span text:style-name="T29">&gt;= amount - </text:span><text:span text:style-name="T42">transactionFee</text:span><text:span text:style-name="T29">)</text:span><text:line-break/><text:span text:style-name="T29"> <text:s text:c="7"/>{</text:span><text:line-break/><text:span text:style-name="T29"> <text:s text:c="11"/></text:span><text:span text:style-name="T23">System</text:span><text:span text:style-name="T29">.</text:span><text:span text:style-name="T40">out</text:span><text:span text:style-name="T29">.println(</text:span><text:span text:style-name="T44">"Operation has been successful!"</text:span><text:span text:style-name="T29">)</text:span><text:span text:style-name="T26">;</text:span><text:line-break/><text:span text:style-name="T26"> <text:s text:c="11"/></text:span><text:span text:style-name="T42">balance </text:span><text:span text:style-name="T29">-= amount - </text:span><text:span text:style-name="T42">transactionFee</text:span><text:span text:style-name="T26">;</text:span><text:line-break/><text:span text:style-name="T26"> <text:s text:c="7"/></text:span><text:span text:style-name="T29">}</text:span><text:line-break/><text:span text:style-name="T29"> <text:s text:c="7"/></text:span><text:span text:style-name="T19">else</text:span><text:line-break/><text:span text:style-name="T19"> <text:s text:c="7"/></text:span><text:span text:style-name="T29">{</text:span><text:line-break/><text:span text:style-name="T29"> <text:s text:c="11"/></text:span><text:span text:style-name="T23">System</text:span><text:span text:style-name="T29">.</text:span><text:span text:style-name="T40">out</text:span><text:span text:style-name="T29">.println(</text:span><text:span text:style-name="T44">"Impossible to finish withdraw, invalid balance!"</text:span><text:span text:style-name="T29">)</text:span><text:span text:style-name="T26">;</text:span><text:line-break/><text:span text:style-name="T26"> <text:s text:c="11"/></text:span><text:span text:style-name="T19">return</text:span><text:span text:style-name="T26">;</text:span><text:line-break/><text:span text:style-name="T26"> <text:s text:c="7"/></text:span><text:span text:style-name="T29">}</text:span><text:line-break/><text:line-break/><text:span text:style-name="T29"> <text:s text:c="3"/>}</text:span><text:line-break/><text:line-break/><text:span text:style-name="T29">}</text:span></text:p>
      <text:p text:style-name="P16"><text:span text:style-name="T29"/></text:p>
      <text:p text:style-name="P24"><text:span text:style-name="T47"/></text:p>
      <text:p text:style-name="P24"><text:span text:style-name="T47"/></text:p>
      <text:p text:style-name="P24"><text:span text:style-name="T47"/></text:p>
      <text:p text:style-name="P24"><text:soft-page-break/><text:span text:style-name="T14"/></text:p>
      <text:p text:style-name="P25"><text:span text:style-name="T48">Метод</text:span><text:span text:style-name="T46"> </text:span><text:span text:style-name="T15">transfer</text:span><text:span text:style-name="T14"> :</text:span></text:p>
      <text:p text:style-name="P24"><text:span text:style-name="T46">В данном методе мы пересылаем деньги другому пользователю и чтобы это сделать первым делом проверяем сколько, собственно, денег мы хотим отправить. Если эта сумма меньше 1й условной единицы, метод завершит свою работу и сообщит об ошибке.</text:span></text:p>
      <text:p text:style-name="P24"><text:span text:style-name="T46">Если сумма удовлетворяет мы должны проверить что будет если мы спишем эту сумму(мы не можем уйти в минус), если списание возможно, мы списываем и сообщаем пользователю, если же нет — метод завершает свою работу и также сообщает пользователю об ошибке.</text:span></text:p>
      <text:p text:style-name="P24"><text:span text:style-name="T46"/></text:p>
      <text:p text:style-name="P26"><text:span text:style-name="T20">public void </text:span><text:span text:style-name="T23">transfer</text:span><text:span text:style-name="T29">(</text:span><text:span text:style-name="T23">BankAccount </text:span><text:span text:style-name="T29">receiver</text:span><text:span text:style-name="T35">, </text:span><text:span text:style-name="T19">double </text:span><text:span text:style-name="T29">amount)</text:span><text:line-break/><text:span text:style-name="T29">{</text:span><text:line-break/><text:line-break/><text:span text:style-name="T29"> <text:s text:c="3"/></text:span><text:span text:style-name="T19">if</text:span><text:span text:style-name="T29">(amount &lt; </text:span><text:span text:style-name="T37">1</text:span><text:span text:style-name="T29">)</text:span><text:line-break/><text:span text:style-name="T29"> <text:s text:c="3"/>{</text:span><text:line-break/><text:span text:style-name="T29"> <text:s text:c="7"/></text:span><text:span text:style-name="T23">System</text:span><text:span text:style-name="T29">.</text:span><text:span text:style-name="T40">out</text:span><text:span text:style-name="T29">.println(</text:span><text:span text:style-name="T44">"Can't transfer incorrect amount!"</text:span><text:span text:style-name="T29">)</text:span><text:span text:style-name="T26">;</text:span><text:line-break/><text:span text:style-name="T26"> <text:s text:c="7"/></text:span><text:span text:style-name="T19">return </text:span><text:span text:style-name="T26">;</text:span><text:line-break/><text:span text:style-name="T26"> <text:s text:c="3"/></text:span><text:span text:style-name="T29">}</text:span><text:line-break/><text:span text:style-name="T29"> <text:s text:c="3"/></text:span><text:span text:style-name="T19">else</text:span><text:line-break/><text:span text:style-name="T19"> <text:s text:c="3"/></text:span><text:span text:style-name="T29">{</text:span><text:line-break/><text:span text:style-name="T29"> <text:s text:c="7"/></text:span><text:line-break/><text:span text:style-name="T29"> <text:s text:c="7"/></text:span><text:span text:style-name="T32">// Check if we can transfer validly </text:span><text:line-break/><text:span text:style-name="T32"> <text:s text:c="7"/></text:span><text:span text:style-name="T19">if</text:span><text:span text:style-name="T29">(</text:span><text:span text:style-name="T19">this</text:span><text:span text:style-name="T29">.</text:span><text:span text:style-name="T42">balance </text:span><text:span text:style-name="T29">&gt;= amount + </text:span><text:span text:style-name="T42">transactionFee</text:span><text:span text:style-name="T29">)</text:span><text:line-break/><text:span text:style-name="T29"> <text:s text:c="7"/>{</text:span><text:line-break/><text:span text:style-name="T29"> <text:s text:c="11"/></text:span><text:span text:style-name="T19">this</text:span><text:span text:style-name="T29">.</text:span><text:span text:style-name="T42">balance </text:span><text:span text:style-name="T29">-= amount + </text:span><text:span text:style-name="T42">transactionFee</text:span><text:span text:style-name="T26">;</text:span><text:line-break/><text:span text:style-name="T26"> <text:s text:c="11"/></text:span><text:span text:style-name="T29">receiver.</text:span><text:span text:style-name="T42">balance </text:span><text:span text:style-name="T29">+= amount</text:span><text:span text:style-name="T26">;</text:span><text:line-break/><text:line-break/><text:span text:style-name="T26"> <text:s text:c="11"/></text:span><text:span text:style-name="T23">System</text:span><text:span text:style-name="T29">.</text:span><text:span text:style-name="T40">out</text:span><text:span text:style-name="T29">.println(</text:span><text:span text:style-name="T44">"Transfer has been successfully done!"</text:span><text:span text:style-name="T29">)</text:span><text:span text:style-name="T26">;</text:span><text:line-break/><text:span text:style-name="T26"> <text:s text:c="7"/></text:span><text:span text:style-name="T29">}</text:span><text:line-break/><text:span text:style-name="T29"> <text:s text:c="7"/></text:span><text:span text:style-name="T19">else</text:span><text:line-break/><text:span text:style-name="T19"> <text:s text:c="7"/></text:span><text:span text:style-name="T29">{</text:span><text:line-break/><text:span text:style-name="T29"> <text:s text:c="11"/></text:span><text:span text:style-name="T23">System</text:span><text:span text:style-name="T29">.</text:span><text:span text:style-name="T40">out</text:span><text:span text:style-name="T29">.println(</text:span><text:span text:style-name="T44">"Can't transfer, invalid balance!"</text:span><text:span text:style-name="T29">)</text:span><text:span text:style-name="T26">;</text:span><text:line-break/><text:span text:style-name="T26"> <text:s text:c="11"/></text:span><text:span text:style-name="T19">return</text:span><text:span text:style-name="T26">;</text:span><text:line-break/><text:span text:style-name="T26"> <text:s text:c="7"/></text:span><text:span text:style-name="T29">}</text:span><text:line-break/><text:line-break/><text:span text:style-name="T29"> <text:s text:c="3"/>}</text:span><text:line-break/><text:line-break/><text:span text:style-name="T29">}</text:span></text:p>
      <text:p text:style-name="P24"><text:span text:style-name="T14"/></text:p>
      <text:p text:style-name="P24"><text:span text:style-name="T13"/></text:p>
      <text:p text:style-name="P15"><text:soft-page-break/><text:span text:style-name="T29"/></text:p>
      <text:p text:style-name="P15"><text:span text:style-name="T29"/></text:p>
      <text:p text:style-name="P20"><text:span text:style-name="T10"/></text:p>
      <text:p text:style-name="P2"><text:span text:style-name="T8">3. </text:span><text:span text:style-name="T4">Класс Student:</text:span></text:p>
      <text:p text:style-name="P18"><text:span text:style-name="T3">В данных трех методах был использован функционал библиотечной коллекции </text:span><text:span text:style-name="T6">Vector </text:span><text:span text:style-name="T3">чтобы работать с набором дисциплин Студента.</text:span></text:p>
      <text:p text:style-name="P29"><text:span text:style-name="T17">public void </text:span><text:span text:style-name="T21">addCourse</text:span><text:span text:style-name="T27">(</text:span><text:span text:style-name="T21">String </text:span><text:span text:style-name="T27">discipline)</text:span><text:line-break/><text:span text:style-name="T27">{</text:span><text:line-break/><text:span text:style-name="T27"> <text:s text:c="3"/></text:span><text:span text:style-name="T17">this</text:span><text:span text:style-name="T27">.</text:span><text:span text:style-name="T38">disciplines</text:span><text:span text:style-name="T27">.add(discipline)</text:span><text:span text:style-name="T24">;</text:span><text:line-break/><text:span text:style-name="T27">}</text:span><text:line-break/><text:span text:style-name="T17">public void </text:span><text:span text:style-name="T21">dropAll</text:span><text:span text:style-name="T27">()</text:span><text:line-break/><text:span text:style-name="T27">{</text:span><text:line-break/><text:span text:style-name="T27"> <text:s text:c="3"/></text:span><text:span text:style-name="T17">this</text:span><text:span text:style-name="T27">.</text:span><text:span text:style-name="T38">disciplines</text:span><text:span text:style-name="T27">.clear()</text:span><text:span text:style-name="T24">;</text:span><text:line-break/><text:span text:style-name="T27">}</text:span><text:line-break/><text:span text:style-name="T17">public int </text:span><text:span text:style-name="T21">getCourseCount</text:span><text:span text:style-name="T27">()</text:span><text:line-break/><text:span text:style-name="T27">{</text:span><text:line-break/><text:span text:style-name="T27"> <text:s text:c="2"/></text:span><text:span text:style-name="T17">return this</text:span><text:span text:style-name="T27">.</text:span><text:span text:style-name="T38">disciplines</text:span><text:span text:style-name="T27">.size()</text:span><text:span text:style-name="T24">;</text:span><text:line-break/><text:span text:style-name="T27">}</text:span></text:p>
      <text:p text:style-name="P2"><text:span text:style-name="T27"/></text:p>
      <text:p text:style-name="P2"><text:span text:style-name="T4"/></text:p>
      <text:p text:style-name="P2"><text:span text:style-name="T4"/></text:p>
      <text:p text:style-name="P2"><text:span text:style-name="T4"/></text:p>
      <text:p text:style-name="P11"><text:span text:style-name="T4">Выводы к лабораторной работе:</text:span></text:p>
      <text:p text:style-name="P27"><text:span text:style-name="T3">В ходе выполнения лабораторной работы номер 2 было изучено основные приемы при работе с ООП в языке программирования </text:span><text:span text:style-name="T6">Java, </text:span><text:span text:style-name="T3">было рассмотрено делегирование конструкторов(довольно специфичное), библиотечные функции для работы с датами , а также коллекция </text:span><text:span text:style-name="T6">Vector </text:span><text:span text:style-name="T3">в рамках необходимого функциона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ack" svg:font-family="Hac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Годовиченко</meta:initial-creator>
    <meta:editing-cycles>5</meta:editing-cycles>
    <meta:creation-date>2021-09-04T08:10:00</meta:creation-date>
    <dc:date>2021-09-11T19:20:01.102000000</dc:date>
    <meta:editing-duration>PT8H32M33S</meta:editing-duration>
    <meta:generator>Neat_Office/6.2.8.2$Windows_x86 LibreOffice_project/</meta:generator>
    <meta:document-statistic meta:table-count="0" meta:image-count="0" meta:object-count="0" meta:page-count="5" meta:paragraph-count="38" meta:word-count="518" meta:character-count="4182" meta:non-whitespace-character-count="3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